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A00000170C02CEAC5594714A8.png" manifest:media-type="image/png"/>
  <manifest:file-entry manifest:full-path="Pictures/100002010000025800000276BDDBCCFC37F3D744.png" manifest:media-type="image/png"/>
  <manifest:file-entry manifest:full-path="Pictures/10000201000002580000027646DBA384D71D5DC3.png" manifest:media-type="image/png"/>
  <manifest:file-entry manifest:full-path="Pictures/10000201000001EA00000170F32A2B65D9DDD6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end"/>
      <style:text-properties style:font-name="Ubuntu"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T1" style:family="text">
      <style:text-properties style:font-name="aakar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cm" svg:y="2cm" svg:width="6.001cm" svg:height="6.001cm" draw:z-index="0"><draw:image xlink:href="Pictures/10000201000002580000027646DBA384D71D5DC3.png" xlink:type="simple" xlink:show="embed" xlink:actuate="onLoad" loext:mime-type="image/x-vclgraphic"/></draw:frame><draw:frame draw:style-name="fr2" draw:name="Image2" text:anchor-type="paragraph" svg:x="1cm" svg:y="8.43cm" svg:width="6.001cm" svg:height="4.17cm" draw:z-index="1"><draw:image xlink:href="Pictures/10000201000001EA00000170F32A2B65D9DDD667.png" xlink:type="simple" xlink:show="embed" xlink:actuate="onLoad" loext:mime-type="image/x-vclgraphic"/></draw:frame><draw:frame draw:style-name="fr2" draw:name="Image3" text:anchor-type="paragraph" svg:x="1cm" svg:y="13.28cm" svg:width="6.001cm" svg:height="6.001cm" draw:z-index="2"><draw:image xlink:href="Pictures/100002010000025800000276BDDBCCFC37F3D744.png" xlink:type="simple" xlink:show="embed" xlink:actuate="onLoad" loext:mime-type="image/x-vclgraphic"/></draw:frame><draw:frame draw:style-name="fr2" draw:name="Image4" text:anchor-type="paragraph" svg:x="1cm" svg:y="19.69cm" svg:width="6.001cm" svg:height="4.431cm" draw:z-index="3"><draw:image xlink:href="Pictures/10000201000001EA00000170C02CEAC5594714A8.png" xlink:type="simple" xlink:show="embed" xlink:actuate="onLoad" loext:mime-type="image/x-vclgraphic"/></draw:frame><draw:frame text:anchor-type="paragraph" draw:z-index="4" draw:name="Shape1" draw:style-name="gr1" draw:text-style-name="P2" svg:width="5.79cm" svg:height="1.191cm" svg:x="13.982cm" svg:y="26.185cm"><draw:text-box><text:p text:style-name="P1"><text:span text:style-name="T1">TSV 1847 Weilheim e.V.</text:span></text:p><text:p text:style-name="P1"><text:span text:style-name="T1">Abteilung Turne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rocka</meta:initial-creator>
    <meta:creation-date>2019-03-16T12:11:51.675183676</meta:creation-date>
    <dc:date>2019-03-16T13:45:39.060495847</dc:date>
    <dc:creator>Michael Krocka</dc:creator>
    <meta:editing-duration>PT52M1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